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ahuatlX" svg:font-family="NahuatlX" style:font-pitch="variable"/>
    <style:font-face style:name="NahuatlXthin" svg:font-family="NahuatlXthi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2" style:family="table">
      <style:table-properties style:width="170mm" table:align="margins"/>
    </style:style>
    <style:style style:name="Table2.A" style:family="table-column">
      <style:table-column-properties style:column-width="85mm" style:rel-column-width="32767*"/>
    </style:style>
    <style:style style:name="Table2.B" style:family="table-column">
      <style:table-column-properties style:column-width="85mm" style:rel-column-width="32768*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B1" style:family="table-cell">
      <style:table-cell-properties fo:padding="0.97mm" fo:border="0.05pt solid #000000"/>
    </style:style>
    <style:style style:name="Table3" style:family="table">
      <style:table-properties style:width="35.49mm" table:align="left"/>
    </style:style>
    <style:style style:name="Table3.A" style:family="table-column">
      <style:table-column-properties style:column-width="16.69mm"/>
    </style:style>
    <style:style style:name="Table3.B" style:family="table-column">
      <style:table-column-properties style:column-width="18.8mm"/>
    </style:style>
    <style:style style:name="Table3.A1" style:family="table-cell">
      <style:table-cell-properties style:vertical-align="middle" fo:padding="0.49mm" fo:border="none"/>
    </style:style>
    <style:style style:name="Table4" style:family="table">
      <style:table-properties style:width="35.49mm" table:align="left"/>
    </style:style>
    <style:style style:name="Table4.A" style:family="table-column">
      <style:table-column-properties style:column-width="16.69mm"/>
    </style:style>
    <style:style style:name="Table4.B" style:family="table-column">
      <style:table-column-properties style:column-width="18.8mm"/>
    </style:style>
    <style:style style:name="Table4.A1" style:family="table-cell">
      <style:table-cell-properties style:vertical-align="middle" fo:padding="0.49mm" fo:border="none"/>
    </style:style>
    <style:style style:name="Table1" style:family="table">
      <style:table-properties style:width="35.49mm" table:align="left"/>
    </style:style>
    <style:style style:name="Table1.A" style:family="table-column">
      <style:table-column-properties style:column-width="16.69mm"/>
    </style:style>
    <style:style style:name="Table1.B" style:family="table-column">
      <style:table-column-properties style:column-width="18.8mm"/>
    </style:style>
    <style:style style:name="Table1.A1" style:family="table-cell">
      <style:table-cell-properties style:vertical-align="middle" fo:padding="0.49mm" fo:border="none"/>
    </style:style>
    <style:style style:name="Table5" style:family="table">
      <style:table-properties style:width="170mm" table:align="margins"/>
    </style:style>
    <style:style style:name="Table5.A" style:family="table-column">
      <style:table-column-properties style:column-width="85mm" style:rel-column-width="32767*"/>
    </style:style>
    <style:style style:name="Table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.B1" style:family="table-cell">
      <style:table-cell-properties fo:padding="0.97mm" fo:border="0.05pt solid #000000"/>
    </style:style>
    <style:style style:name="P1" style:family="paragraph" style:parent-style-name="Text_20_body">
      <style:text-properties style:font-name="NahuatlX"/>
    </style:style>
    <style:style style:name="P2" style:family="paragraph" style:parent-style-name="Text_20_body">
      <style:text-properties style:font-name="NahuatlX" fo:font-weight="normal" style:font-weight-asian="normal" style:font-weight-complex="normal"/>
    </style:style>
    <style:style style:name="P3" style:family="paragraph" style:parent-style-name="Text_20_body">
      <style:text-properties style:font-name="NahuatlX" fo:font-weight="normal" officeooo:paragraph-rsid="002133b6" style:font-weight-asian="normal" style:font-weight-complex="normal"/>
    </style:style>
    <style:style style:name="P4" style:family="paragraph" style:parent-style-name="Text_20_body">
      <style:text-properties officeooo:paragraph-rsid="001d5d01"/>
    </style:style>
    <style:style style:name="P5" style:family="paragraph" style:parent-style-name="Text_20_body">
      <style:text-properties officeooo:paragraph-rsid="002133b6"/>
    </style:style>
    <style:style style:name="P6" style:family="paragraph" style:parent-style-name="Text_20_body">
      <style:text-properties style:font-name="NahuatlXthin" fo:font-weight="normal" officeooo:paragraph-rsid="002133b6" style:font-weight-asian="normal" style:font-weight-complex="normal"/>
    </style:style>
    <style:style style:name="P7" style:family="paragraph" style:parent-style-name="Heading_20_1">
      <style:text-properties style:font-name="NahuatlX"/>
    </style:style>
    <style:style style:name="P8" style:family="paragraph" style:parent-style-name="Heading_20_1">
      <style:text-properties style:font-name="NahuatlX" fo:font-weight="bold" style:font-weight-asian="bold" style:font-weight-complex="bold"/>
    </style:style>
    <style:style style:name="P9" style:family="paragraph" style:parent-style-name="Heading_20_1"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Table_20_Contents">
      <style:text-properties style:font-name="NahuatlX"/>
    </style:style>
    <style:style style:name="P11" style:family="paragraph" style:parent-style-name="Table_20_Contents">
      <style:text-properties style:font-name="NahuatlX" fo:font-weight="normal" officeooo:paragraph-rsid="001d5d01" style:font-weight-asian="normal" style:font-weight-complex="normal"/>
    </style:style>
    <style:style style:name="P12" style:family="paragraph" style:parent-style-name="Table_20_Contents">
      <style:text-properties style:font-name="NahuatlX" fo:font-weight="normal" officeooo:paragraph-rsid="001e910d" style:font-weight-asian="normal" style:font-weight-complex="normal"/>
    </style:style>
    <style:style style:name="P13" style:family="paragraph" style:parent-style-name="Table_20_Contents">
      <style:text-properties style:font-name="NahuatlX" fo:font-weight="normal" officeooo:paragraph-rsid="002133b6" style:font-weight-asian="normal" style:font-weight-complex="normal"/>
    </style:style>
    <style:style style:name="P14" style:family="paragraph" style:parent-style-name="Table_20_Contents">
      <style:text-properties style:font-name="NahuatlX" fo:font-size="24pt" fo:font-weight="normal" officeooo:paragraph-rsid="002133b6" style:font-name-asian="Noto Sans CJK SC" style:font-size-asian="24pt" style:font-weight-asian="normal" style:font-name-complex="Lohit Devanagari" style:font-size-complex="24pt" style:font-weight-complex="normal"/>
    </style:style>
    <style:style style:name="P15" style:family="paragraph" style:parent-style-name="Table_20_Contents">
      <style:text-properties style:font-name="NahuatlX" officeooo:paragraph-rsid="002133b6"/>
    </style:style>
    <style:style style:name="P16" style:family="paragraph" style:parent-style-name="Table_20_Contents">
      <style:text-properties style:font-name="NahuatlXthin" officeooo:paragraph-rsid="002133b6"/>
    </style:style>
    <style:style style:name="P17" style:family="paragraph" style:parent-style-name="Table_20_Contents">
      <style:text-properties style:font-name="NahuatlXthin" fo:font-weight="normal" officeooo:paragraph-rsid="002133b6" style:font-weight-asian="normal" style:font-weight-complex="normal"/>
    </style:style>
    <style:style style:name="P18" style:family="paragraph" style:parent-style-name="Table_20_Contents">
      <style:text-properties style:font-name="NahuatlXthin" fo:font-size="24pt" fo:font-weight="normal" officeooo:paragraph-rsid="002133b6" style:font-name-asian="Noto Sans CJK SC" style:font-size-asian="24pt" style:font-weight-asian="normal" style:font-name-complex="Lohit Devanagari" style:font-size-complex="24pt" style:font-weight-complex="normal"/>
    </style:style>
    <style:style style:name="P19" style:family="paragraph" style:parent-style-name="Text_20_body">
      <style:text-properties style:font-name="NahuatlX" fo:font-size="14pt" officeooo:paragraph-rsid="002252fb" style:font-name-asian="Noto Sans CJK SC" style:font-size-asian="14pt" style:font-name-complex="Lohit Devanagari" style:font-size-complex="14pt"/>
    </style:style>
    <style:style style:name="P20" style:family="paragraph" style:parent-style-name="Text_20_body">
      <style:text-properties style:font-name="NahuatlXthin" fo:font-size="14pt" officeooo:paragraph-rsid="002252fb" style:font-name-asian="Noto Sans CJK SC" style:font-size-asian="14pt" style:font-name-complex="Lohit Devanagari" style:font-size-complex="14pt"/>
    </style:style>
    <style:style style:name="T1" style:family="text">
      <style:text-properties style:font-name="NahuatlX"/>
    </style:style>
    <style:style style:name="T2" style:family="text">
      <style:text-properties style:font-name="NahuatlX" fo:font-weight="normal" style:font-weight-asian="normal" style:font-weight-complex="normal"/>
    </style:style>
    <style:style style:name="T3" style:family="text">
      <style:text-properties style:font-name="NahuatlXthin"/>
    </style:style>
    <style:style style:name="T4" style:family="text">
      <style:text-properties style:font-name="NahuatlXthin" fo:font-weight="normal" style:font-weight-asian="normal" style:font-weight-complex="normal"/>
    </style:style>
    <style:style style:name="T5" style:family="text">
      <style:text-properties fo:font-size="20pt" style:font-size-asian="20pt" style:font-size-complex="2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</text:p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15"> </text:p>
                </table:table-cell>
                <table:table-cell table:style-name="Table3.A1" office:value-type="string">
                  <text:p text:style-name="P15"></text:p>
                </table:table-cell>
              </table:table-row>
              <table:table-row>
                <table:table-cell table:style-name="Table3.A1" office:value-type="string">
                  <text:p text:style-name="P15"> </text:p>
                </table:table-cell>
                <table:table-cell table:style-name="Table3.A1" office:value-type="string">
                  <text:p text:style-name="P15"></text:p>
                </table:table-cell>
              </table:table-row>
              <table:table-row>
                <table:table-cell table:style-name="Table3.A1" office:value-type="string">
                  <text:p text:style-name="P15"> </text:p>
                </table:table-cell>
                <table:table-cell table:style-name="Table3.A1" office:value-type="string">
                  <text:p text:style-name="P15"></text:p>
                </table:table-cell>
              </table:table-row>
              <table:table-row>
                <table:table-cell table:style-name="Table3.A1" office:value-type="string">
                  <text:p text:style-name="P15"> </text:p>
                </table:table-cell>
                <table:table-cell table:style-name="Table3.A1" office:value-type="string">
                  <text:p text:style-name="P15"></text:p>
                </table:table-cell>
              </table:table-row>
              <table:table-row>
                <table:table-cell table:style-name="Table3.A1" office:value-type="string">
                  <text:p text:style-name="P15"> </text:p>
                </table:table-cell>
                <table:table-cell table:style-name="Table3.A1" office:value-type="string">
                  <text:p text:style-name="P15"></text:p>
                </table:table-cell>
              </table:table-row>
            </table:table>
            <text:p text:style-name="P3"/>
            <text:p text:style-name="P13"></text:p>
            <text:p text:style-name="P13"> Eduardo</text:p>
            <text:p text:style-name="P13"> Tezcatlipoca</text:p>
            <text:p text:style-name="P13"/>
            <text:p text:style-name="P5"><text:span text:style-name="T2"> <text:s text:c="3"/>/tecoloːtɬ/ </text:span><text:span text:style-name="Emphasis"><text:span text:style-name="T2">vs.</text:span></text:span><text:span text:style-name="T2">  (</text:span><text:span text:style-name="Emphasis"><text:span text:style-name="T2">owl</text:span></text:span><text:span text:style-name="T2">) </text:span></text:p>
            <text:p text:style-name="P5"><text:span text:style-name="T1"> /tɬaːlli/ </text:span><text:span text:style-name="Emphasis"><text:span text:style-name="T1">vs.</text:span></text:span><text:span text:style-name="T1">  (</text:span><text:span text:style-name="Emphasis"><text:span text:style-name="T1">earth</text:span></text:span><text:span text:style-name="T1">) </text:span></text:p>
            <text:p text:style-name="P5"><text:span text:style-name="T1"> /tsopiːloːtɬ/ </text:span><text:span text:style-name="Emphasis"><text:span text:style-name="T1">vs.</text:span></text:span><text:span text:style-name="T1">  (</text:span><text:span text:style-name="Emphasis"><text:span text:style-name="T1">vulture</text:span></text:span><text:span text:style-name="T1">) </text:span></text:p>
            <text:p text:style-name="P13"/>
            <text:p text:style-name="P14"><text:s/><text:span text:style-name="T5">       , <text:line-break/>     , <text:line-break/>    ,  ,  <text:line-break/>   </text:span></text:p>
          </table:table-cell>
          <table:table-cell table:style-name="Table2.B1" office:value-type="string">
            <text:p text:style-name="P6"></text:p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16"> </text:p>
                </table:table-cell>
                <table:table-cell table:style-name="Table4.A1" office:value-type="string">
                  <text:p text:style-name="P16"></text:p>
                </table:table-cell>
              </table:table-row>
              <table:table-row>
                <table:table-cell table:style-name="Table4.A1" office:value-type="string">
                  <text:p text:style-name="P16"> </text:p>
                </table:table-cell>
                <table:table-cell table:style-name="Table4.A1" office:value-type="string">
                  <text:p text:style-name="P16"></text:p>
                </table:table-cell>
              </table:table-row>
              <table:table-row>
                <table:table-cell table:style-name="Table4.A1" office:value-type="string">
                  <text:p text:style-name="P16"> </text:p>
                </table:table-cell>
                <table:table-cell table:style-name="Table4.A1" office:value-type="string">
                  <text:p text:style-name="P16"></text:p>
                </table:table-cell>
              </table:table-row>
              <table:table-row>
                <table:table-cell table:style-name="Table4.A1" office:value-type="string">
                  <text:p text:style-name="P16"> </text:p>
                </table:table-cell>
                <table:table-cell table:style-name="Table4.A1" office:value-type="string">
                  <text:p text:style-name="P16"></text:p>
                </table:table-cell>
              </table:table-row>
              <table:table-row>
                <table:table-cell table:style-name="Table4.A1" office:value-type="string">
                  <text:p text:style-name="P16"> </text:p>
                </table:table-cell>
                <table:table-cell table:style-name="Table4.A1" office:value-type="string">
                  <text:p text:style-name="P16"></text:p>
                </table:table-cell>
              </table:table-row>
            </table:table>
            <text:p text:style-name="P6"/>
            <text:p text:style-name="P17"></text:p>
            <text:p text:style-name="P17"> Eduardo</text:p>
            <text:p text:style-name="P17"> Tezcatlipoca</text:p>
            <text:p text:style-name="P17"/>
            <text:p text:style-name="P5"><text:span text:style-name="T4"> <text:s text:c="3"/>/tecoloːtɬ/ </text:span><text:span text:style-name="Emphasis"><text:span text:style-name="T4">vs.</text:span></text:span><text:span text:style-name="T4">  (</text:span><text:span text:style-name="Emphasis"><text:span text:style-name="T4">owl</text:span></text:span><text:span text:style-name="T4">) </text:span></text:p>
            <text:p text:style-name="P5"><text:span text:style-name="T3"> /tɬaːlli/ </text:span><text:span text:style-name="Emphasis"><text:span text:style-name="T3">vs.</text:span></text:span><text:span text:style-name="T3">  (</text:span><text:span text:style-name="Emphasis"><text:span text:style-name="T3">earth</text:span></text:span><text:span text:style-name="T3">) </text:span></text:p>
            <text:p text:style-name="P5"><text:span text:style-name="T3"> /tsopiːloːtɬ/ </text:span><text:span text:style-name="Emphasis"><text:span text:style-name="T3">vs.</text:span></text:span><text:span text:style-name="T3">  (</text:span><text:span text:style-name="Emphasis"><text:span text:style-name="T3">vulture</text:span></text:span><text:span text:style-name="T3">) </text:span></text:p>
            <text:p text:style-name="P17"/>
            <text:p text:style-name="P18"><text:s/><text:span text:style-name="T5">       , <text:line-break/>     , <text:line-break/>    ,  ,  <text:line-break/>   </text:span></text:p>
          </table:table-cell>
        </table:table-row>
      </table:table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19">  ,          .      .   ,  ,       . </text:p>
          </table:table-cell>
          <table:table-cell table:style-name="Table5.B1" office:value-type="string">
            <text:p text:style-name="P20">  ,          .      .   ,  ,       . </text:p>
          </table:table-cell>
        </table:table-row>
      </table:table>
      <text:h text:style-name="P8" text:outline-level="1"/>
      <text:p text:style-name="P2">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 </text:p>
          </table:table-cell>
          <table:table-cell table:style-name="Table1.A1" office:value-type="string">
            <text:p text:style-name="P10"></text:p>
          </table:table-cell>
        </table:table-row>
        <table:table-row>
          <table:table-cell table:style-name="Table1.A1" office:value-type="string">
            <text:p text:style-name="P10"> </text:p>
          </table:table-cell>
          <table:table-cell table:style-name="Table1.A1" office:value-type="string">
            <text:p text:style-name="P10"></text:p>
          </table:table-cell>
        </table:table-row>
        <table:table-row>
          <table:table-cell table:style-name="Table1.A1" office:value-type="string">
            <text:p text:style-name="P10"> </text:p>
          </table:table-cell>
          <table:table-cell table:style-name="Table1.A1" office:value-type="string">
            <text:p text:style-name="P10"></text:p>
          </table:table-cell>
        </table:table-row>
        <table:table-row>
          <table:table-cell table:style-name="Table1.A1" office:value-type="string">
            <text:p text:style-name="P10"> </text:p>
          </table:table-cell>
          <table:table-cell table:style-name="Table1.A1" office:value-type="string">
            <text:p text:style-name="P10"></text:p>
          </table:table-cell>
        </table:table-row>
        <table:table-row>
          <table:table-cell table:style-name="Table1.A1" office:value-type="string">
            <text:p text:style-name="P10"> </text:p>
          </table:table-cell>
          <table:table-cell table:style-name="Table1.A1" office:value-type="string">
            <text:p text:style-name="P10"></text:p>
          </table:table-cell>
        </table:table-row>
      </table:table>
      <text:p text:style-name="P2"/>
      <text:p text:style-name="P11"></text:p>
      <text:p text:style-name="P11"> Eduardo</text:p>
      <text:p text:style-name="P11"> Tezcatlipoca</text:p>
      <text:p text:style-name="P11"/>
      <text:p text:style-name="P4"><text:span text:style-name="T2"> <text:s text:c="3"/>/tecoloːtɬ/ </text:span><text:span text:style-name="Emphasis"><text:span text:style-name="T2">vs.</text:span></text:span><text:span text:style-name="T2">  (</text:span><text:span text:style-name="Emphasis"><text:span text:style-name="T2">owl</text:span></text:span><text:span text:style-name="T2">) </text:span></text:p>
      <text:p text:style-name="P4"><text:soft-page-break/><text:span text:style-name="T1"> /tɬaːlli/ </text:span><text:span text:style-name="Emphasis"><text:span text:style-name="T1">vs.</text:span></text:span><text:span text:style-name="T1">  (</text:span><text:span text:style-name="Emphasis"><text:span text:style-name="T1">earth</text:span></text:span><text:span text:style-name="T1">) </text:span></text:p>
      <text:p text:style-name="P4"><text:span text:style-name="T1"> /tsopiːloːtɬ/ </text:span><text:span text:style-name="Emphasis"><text:span text:style-name="T1">vs.</text:span></text:span><text:span text:style-name="T1">  (</text:span><text:span text:style-name="Emphasis"><text:span text:style-name="T1">vulture</text:span></text:span><text:span text:style-name="T1">) </text:span></text:p>
      <text:p text:style-name="P11"/>
      <text:p text:style-name="P12"><text:s/>       , <text:line-break/>     , <text:line-break/>    ,  ,  <text:line-break/>   </text:p>
      <text:p text:style-name="P12"/>
      <text:h text:style-name="P8" text:outline-level="1"> </text:h>
      <text:p text:style-name="P1">2019.09.15.ET. Based on text from https://pages.ucsd.edu/~dkjordan/nahuatl/nican/nican1.html </text:p>
      <text:p text:style-name="P1">i.  , ,             ,   ,  . </text:p>
      <text:p text:style-name="P1">ii.       ,         ,     . </text:p>
      <text:p text:style-name="P1">001.           ,       ,         </text:p>
      <text:p text:style-name="P1">002.     ,  ,        ,    </text:p>
      <text:p text:style-name="P1">003.             ,       ,    , </text:p>
      <text:p text:style-name="P1">004.    ,      . </text:p>
      <text:p text:style-name="P1">005.    ,     . </text:p>
      <text:p text:style-name="P1">006.   ,         . </text:p>
      <text:p text:style-name="P1">007.         ,  . </text:p>
      <text:p text:style-name="P1">008.     ,    ;   ,   ,   ,   ;           . </text:p>
      <text:p text:style-name="P1">009.    . :  ,     ?   ?   ? </text:p>
      <text:p text:style-name="P1">010.   ?   ?        ,    ,    ?" </text:p>
      <text:p text:style-name="P1">011.         ,     . </text:p>
      <text:p text:style-name="P1">012.    ,       , : ",  ". </text:p>
      <text:p text:style-name="P1">013.         ,    ,    ,    ;        . </text:p>
      <text:p text:style-name="P1">014.       ,       , </text:p>
      <text:p text:style-name="P1">015.     . </text:p>
      <text:p text:style-name="P1">016.     ,         : </text:p>
      <text:p text:style-name="P1">017.      ,  ; </text:p>
      <text:p text:style-name="P1">018.   ,      ,  ; </text:p>
      <text:p text:style-name="P1">019.      ,   ; </text:p>
      <text:p text:style-name="P1">020.     </text:p>
      <text:p text:style-name="P1"><text:soft-page-break/>021.   ,          .      .   ,  ,       . </text:p>
      <text:p text:style-name="P1">022.  .   ,  ,    ,      , . </text:p>
      <text:p text:style-name="P1">023. : - "  ,   ?" </text:p>
      <text:p text:style-name="P1">024.    : ", , !     -,   ,  ,        ,  . </text:p>
      <text:p text:style-name="P1">025.    ,   , </text:p>
      <text:p text:style-name="P1">026. : ",      , ,      ,       ,  ,  ,   ,  ,  .  ,      , </text:p>
      <text:p text:style-name="P1">027.   , ; </text:p>
      <text:p text:style-name="P1">028.    , ,  ,  , </text:p>
      <text:p text:style-name="P1">029.     , </text:p>
      <text:p text:style-name="P1">030.          , </text:p>
      <text:p text:style-name="P1">031.     ,   ,  ,   , </text:p>
      <text:p text:style-name="P1">032.     ,  ,       , , . </text:p>
      <text:p text:style-name="P1">033.                ,                ,      ;       , ,    . </text:p>
      <text:p text:style-name="P1">034.         ,    </text:p>
      <text:p text:style-name="P1">035.   , , </text:p>
      <text:p text:style-name="P1">036.        ,        . </text:p>
      <text:p text:style-name="P1">037.  ,  ',  ;  ,    ." </text:p>
      <text:p text:style-name="P1">038.     , : ", ,      '  .     ." </text:p>
      <text:p text:style-name="P1">039.       :   ,  . </text:p>
      <text:p text:style-name="P1"/>
      <text:h text:style-name="P9" text:outline-level="1">abcde</text:h>
      <text:h text:style-name="P7" text:outline-level="1"/>
      <text:h text:style-name="Heading_20_1" text:outline-level="1"> </text:h>
      <text:p text:style-name="Text_20_body">2019.09.15.ET. Based on text from https://pages.ucsd.edu/~dkjordan/nahuatl/nican/nican1.html </text:p>
      <text:p text:style-name="Text_20_body">i.  , ,             ,   ,  . </text:p>
      <text:p text:style-name="Text_20_body">ii.       ,         ,     . </text:p>
      <text:p text:style-name="Text_20_body"><text:soft-page-break/>001.           ,       ,         </text:p>
      <text:p text:style-name="Text_20_body">002.     ,  ,        ,    </text:p>
      <text:p text:style-name="Text_20_body">003.             ,       ,    , </text:p>
      <text:p text:style-name="Text_20_body">004.    ,      . </text:p>
      <text:p text:style-name="Text_20_body">005.    ,     . </text:p>
      <text:p text:style-name="Text_20_body">006.   ,         . </text:p>
      <text:p text:style-name="Text_20_body">007.         ,  . </text:p>
      <text:p text:style-name="Text_20_body">008.     ,    ;   ,   ,   ,   ;           . </text:p>
      <text:p text:style-name="Text_20_body">009.    . :  ,     ?   ?   ? </text:p>
      <text:p text:style-name="Text_20_body">010.   ?   ?        ,    ,    ?" </text:p>
      <text:p text:style-name="Text_20_body">011.         ,     . </text:p>
      <text:p text:style-name="Text_20_body">012.    ,       , : ",  ". </text:p>
      <text:p text:style-name="Text_20_body">013.         ,    ,    ,    ;        . </text:p>
      <text:p text:style-name="Text_20_body">014.       ,       , </text:p>
      <text:p text:style-name="Text_20_body">015.     . </text:p>
      <text:p text:style-name="Text_20_body">016.     ,         : </text:p>
      <text:p text:style-name="Text_20_body">017.      ,  ; </text:p>
      <text:p text:style-name="Text_20_body">018.   ,      ,  ; </text:p>
      <text:p text:style-name="Text_20_body">019.      ,   ; </text:p>
      <text:p text:style-name="Text_20_body">020.     </text:p>
      <text:p text:style-name="Text_20_body">021.   ,          .      .   ,  ,       . </text:p>
      <text:p text:style-name="Text_20_body">022.  .   ,  ,    ,      , . </text:p>
      <text:p text:style-name="Text_20_body">023. : - "  ,   ?" </text:p>
      <text:p text:style-name="Text_20_body">024.    : ", , !     -,   ,  ,        ,  . </text:p>
      <text:p text:style-name="Text_20_body">025.    ,   , </text:p>
      <text:p text:style-name="Text_20_body">026. : ",      , ,      ,       ,  ,  ,   ,  ,  .  ,      , </text:p>
      <text:p text:style-name="Text_20_body">027.   , ; </text:p>
      <text:p text:style-name="Text_20_body"><text:soft-page-break/>028.    , ,  ,  , </text:p>
      <text:p text:style-name="Text_20_body">029.     , </text:p>
      <text:p text:style-name="Text_20_body">030.          , </text:p>
      <text:p text:style-name="Text_20_body">031.     ,   ,  ,   , </text:p>
      <text:p text:style-name="Text_20_body">032.     ,  ,       , , . </text:p>
      <text:p text:style-name="Text_20_body">033.                ,                ,      ;       , ,    . </text:p>
      <text:p text:style-name="Text_20_body">034.         ,    </text:p>
      <text:p text:style-name="Text_20_body">035.   , , </text:p>
      <text:p text:style-name="Text_20_body">036.        ,        . </text:p>
      <text:p text:style-name="Text_20_body">037.  ,  ',  ;  ,    ." </text:p>
      <text:p text:style-name="Text_20_body">038.     , : ", ,      '  .     ." </text:p>
      <text:p text:style-name="Text_20_body">039.       :   ,  . 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ahuatlX" svg:font-family="NahuatlX" style:font-pitch="variable"/>
    <style:font-face style:name="NahuatlXthin" svg:font-family="NahuatlXthi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fi" fo:country="FI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rj </meta:initial-creator>
    <meta:creation-date>2020-03-20T18:52:02.913638183</meta:creation-date>
    <dc:date>2020-07-23T09:49:19.997914735</dc:date>
    <dc:creator>srj </dc:creator>
    <meta:editing-duration>PT33M9S</meta:editing-duration>
    <meta:editing-cycles>11</meta:editing-cycles>
    <meta:generator>LibreOffice/6.0.7.3$Linux_X86_64 LibreOffice_project/00m0$Build-3</meta:generator>
    <meta:document-statistic meta:table-count="5" meta:image-count="0" meta:object-count="0" meta:page-count="5" meta:paragraph-count="143" meta:word-count="9851" meta:character-count="12126" meta:non-whitespace-character-count="10480"/>
  </office:meta>
</office:document-meta>
</file>